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838f" officeooo:paragraph-rsid="0013838f"/>
    </style:style>
    <style:style style:name="P2" style:family="paragraph" style:parent-style-name="Text_20_body">
      <style:text-properties officeooo:rsid="0013838f" officeooo:paragraph-rsid="0013838f"/>
    </style:style>
    <style:style style:name="P3" style:family="paragraph" style:parent-style-name="Title">
      <style:text-properties officeooo:rsid="0013838f" officeooo:paragraph-rsid="0013838f"/>
    </style:style>
    <style:style style:name="P4" style:family="paragraph" style:parent-style-name="Text_20_body">
      <style:text-properties officeooo:paragraph-rsid="0013838f"/>
    </style:style>
    <style:style style:name="P5" style:family="paragraph" style:parent-style-name="Standard">
      <style:text-properties officeooo:rsid="001499ba" officeooo:paragraph-rsid="001499ba"/>
    </style:style>
    <style:style style:name="P6" style:family="paragraph" style:parent-style-name="Table_20_Contents">
      <style:text-properties officeooo:rsid="001499ba" officeooo:paragraph-rsid="001499ba"/>
    </style:style>
    <style:style style:name="P7" style:family="paragraph" style:parent-style-name="Text_20_body">
      <style:text-properties officeooo:rsid="001499ba" officeooo:paragraph-rsid="001499ba"/>
    </style:style>
    <style:style style:name="P8" style:family="paragraph" style:parent-style-name="Heading_20_1">
      <style:paragraph-properties fo:break-before="page"/>
      <style:text-properties officeooo:rsid="0013838f" officeooo:paragraph-rsid="0013838f"/>
    </style:style>
    <style:style style:name="P9" style:family="paragraph" style:parent-style-name="Heading_20_1">
      <style:paragraph-properties fo:break-before="page"/>
      <style:text-properties officeooo:rsid="001499ba" officeooo:paragraph-rsid="001499ba"/>
    </style:style>
    <style:style style:name="P10" style:family="paragraph" style:parent-style-name="Heading_20_2">
      <style:text-properties officeooo:rsid="001499ba" officeooo:paragraph-rsid="001499ba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text-properties officeooo:rsid="0015590d" officeooo:paragraph-rsid="0015590d"/>
    </style:style>
    <style:style style:name="P13" style:family="paragraph" style:parent-style-name="Heading_20_3">
      <style:text-properties officeooo:paragraph-rsid="0015defb"/>
    </style:style>
    <style:style style:name="P14" style:family="paragraph" style:parent-style-name="Text_20_body">
      <style:text-properties officeooo:rsid="00150f02" officeooo:paragraph-rsid="00150f02"/>
    </style:style>
    <style:style style:name="P15" style:family="paragraph" style:parent-style-name="Text_20_body">
      <style:text-properties officeooo:rsid="0015590d" officeooo:paragraph-rsid="0015590d"/>
    </style:style>
    <style:style style:name="P16" style:family="paragraph" style:parent-style-name="Text_20_body" style:list-style-name="L1">
      <style:text-properties officeooo:rsid="0015590d" officeooo:paragraph-rsid="0015590d"/>
    </style:style>
    <style:style style:name="P17" style:family="paragraph" style:parent-style-name="Text_20_body">
      <style:text-properties officeooo:paragraph-rsid="0015590d"/>
    </style:style>
    <style:style style:name="P18" style:family="paragraph" style:parent-style-name="Text_20_body">
      <style:text-properties officeooo:rsid="0015defb" officeooo:paragraph-rsid="0015defb"/>
    </style:style>
    <style:style style:name="P19" style:family="paragraph" style:parent-style-name="Text_20_body">
      <style:text-properties officeooo:paragraph-rsid="0015defb"/>
    </style:style>
    <style:style style:name="P20" style:family="paragraph" style:parent-style-name="Text_20_body">
      <style:text-properties officeooo:rsid="0015eff6" officeooo:paragraph-rsid="0015eff6"/>
    </style:style>
    <style:style style:name="P21" style:family="paragraph" style:parent-style-name="Text_20_body">
      <style:text-properties officeooo:rsid="0015f364" officeooo:paragraph-rsid="0015f364"/>
    </style:style>
    <style:style style:name="P22" style:family="paragraph" style:parent-style-name="Text_20_body">
      <style:text-properties officeooo:rsid="00160b4c" officeooo:paragraph-rsid="00160b4c"/>
    </style:style>
    <style:style style:name="T1" style:family="text">
      <style:text-properties officeooo:rsid="001499ba"/>
    </style:style>
    <style:style style:name="T2" style:family="text">
      <style:text-properties officeooo:rsid="00150f02"/>
    </style:style>
    <style:style style:name="T3" style:family="text">
      <style:text-properties officeooo:rsid="0015defb"/>
    </style:style>
    <style:style style:name="T4" style:family="text">
      <style:text-properties officeooo:rsid="0015ef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ítulo do projeto: <text:span text:style-name="T1">Open WBS</text:span></text:p>
      <text:p text:style-name="P2"/>
      <text:h text:style-name="P8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C1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6">11/06/2023</text:p>
          </table:table-cell>
          <table:table-cell table:style-name="Tabela1.A2" office:value-type="string">
            <text:p text:style-name="P6">Anderson Fonseca</text:p>
          </table:table-cell>
          <table:table-cell table:style-name="Tabela1.C2" office:value-type="string">
            <text:p text:style-name="P6">0.01</text:p>
          </table:table-cell>
        </table:table-row>
      </table:table>
      <text:p text:style-name="P4"/>
      <text:p text:style-name="P4"/>
      <text:h text:style-name="P8" text:outline-level="1">Índice</text:h>
      <text:p text:style-name="P4"/>
      <text:h text:style-name="P9" text:outline-level="1">1 Visão Geral</text:h>
      <text:p text:style-name="P5">Aplicação destinada para a criação de diagramas WBS (Work Breakdown Structure) usado em divisão de atividades de um projeto.</text:p>
      <text:h text:style-name="P10" text:outline-level="2">1.<text:span text:style-name="T2">1</text:span> Introdução</text:h>
      <text:p text:style-name="P7">Quando se está estruturando um projeto é necessário fazer uso de todo tipo de recurso que auxilie na visualização do mesmo como um todo, um diagrama WBS possibilita a visualização desse projeto de forma organizada pelo time estratégico responsável por tomar decisões e priorizar atividades relevantes durante a execução do projeto.</text:p>
      <text:h text:style-name="Heading_20_2" text:outline-level="2">1.2 O sistema</text:h>
      <text:p text:style-name="P14">O sistema deve possibilitar a edição e visualização de tópicos e aninhamento de subtópicos que compõem a estrutura de um diagrama WBS.</text:p>
      <text:p text:style-name="P18">O sistema deve apresentar essa estruturação similar a uma árvore binária no estilo top-down, mais informações como deve ser estruturado esse é o <text:a xlink:type="simple" xlink:href="https://artia.com/blog/wbs-entenda-como-e-por-que-utilizar-uma-estrutura-analitica-de-projeto/" text:style-name="Internet_20_link" text:visited-style-name="Visited_20_Internet_20_Link">link</text:a> .</text:p>
      <text:h text:style-name="P12" text:outline-level="3">1.2.1 Plataforma de atuação</text:h>
      <text:p text:style-name="P15">As plataformas de <text:s/>desenvolvimento desse projeto podem ser:</text:p>
      <text:list text:style-name="L1">
        <text:list-item>
          <text:p text:style-name="P16">Desktop</text:p>
        </text:list-item>
        <text:list-item>
          <text:p text:style-name="P16">Web</text:p>
        </text:list-item>
        <text:list-item>
          <text:p text:style-name="P16">Mobile</text:p>
        </text:list-item>
      </text:list>
      <text:h text:style-name="Heading_20_2" text:outline-level="2">1.3 Público Alvo</text:h>
      <text:p text:style-name="P15">O público-alvo são profissionais da área de gerenciamento de projeto, administração, estudantes e outros indivíduos que queiram fazer uso dessa ferramenta.</text:p>
      <text:h text:style-name="Heading_20_2" text:outline-level="2">1.4 Observações</text:h>
      <text:p text:style-name="P15">O projeto deve seguir as regras de elaboração de um WBS, para tanto verificar como pode ser usado este modelo de diagrama.</text:p>
      <text:p text:style-name="P15"/>
      <text:h text:style-name="P11" text:outline-level="2">2 Funcionalidades</text:h>
      <text:h text:style-name="P13" text:outline-level="3">2.1 Cria<text:span text:style-name="T4">r</text:span> tópico principal</text:h>
      <text:p text:style-name="P19"><text:span text:style-name="T3">Criar tópico central no topo da tela que será o centralizador dos subtópicos subsequentes, deve haver apenas um no documento.</text:span></text:p>
      <text:p text:style-name="P18">Deve ter alguma sinalização exemplificando que é o tema central da estrutura do diagrama.</text:p>
      <text:h text:style-name="Heading_20_3" text:outline-level="3">2.2 <text:span text:style-name="T3">Criar </text:span>Subtópicos</text:h>
      <text:p text:style-name="P18">Os subtópicos devem estar aninhados ligeiramente abaixo do seu tópico e conectados por hastes, ou linhas que visualmente expliquem que aquele subtópico faz parte de um tópico que é considerado como macro, isto é, o subtópico será um detalhamento de um tópico com um termo mais abrangente, genérico.</text:p>
      <text:p text:style-name="P18">Os subtópicos devem din<text:span text:style-name="T4">a</text:span>micamente se ajustar na tela e no documento durante a sua edição.</text:p>
      <text:h text:style-name="Heading_20_3" text:outline-level="3">2.3 Excluir Subtópicos</text:h>
      <text:p text:style-name="P20">Os subtópicos que forem criados podem dar a possibilidade de serem excluídos, caso um subtópico tenha subtópicos atrelados a ele (subtópicos filhos), estes devem ser excluídos também.</text:p>
      <text:h text:style-name="Heading_20_3" text:outline-level="3">2.4 Salvar documento</text:h>
      <text:p text:style-name="P21">Após a edição o usuário pode salvar o diagrama criado em arquivo para que seja armazenado, o tipo do arquivo será definido no planejamento do desenvolvimento.</text:p>
      <text:h text:style-name="Heading_20_3" text:outline-level="3">2.5 Exportar</text:h>
      <text:p text:style-name="P22">O aplicativo deve possibilitar exportar para arquivos de imagem para serem usados em documentos de formatação de texto.</text:p>
      <text:p text:style-name="P18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13T18:31:21.358050724</dc:date>
    <meta:editing-duration>PT12H27M50S</meta:editing-duration>
    <meta:editing-cycles>8</meta:editing-cycles>
    <meta:generator>LibreOffice/7.5.4.2$Linux_X86_64 LibreOffice_project/f5df176c80caea84288e6d2ddbbc413e4968a422</meta:generator>
    <meta:document-statistic meta:table-count="1" meta:image-count="0" meta:object-count="0" meta:page-count="5" meta:paragraph-count="38" meta:word-count="392" meta:character-count="2466" meta:non-whitespace-character-count="2114"/>
  </office:meta>
</office:document-meta>
</file>